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5320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64584" calcext:value-type="float">
            <text:p>93.0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201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39416" calcext:value-type="float">
            <text:p>91.3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201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7424" calcext:value-type="float">
            <text:p>91.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201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168" calcext:value-type="float">
            <text:p>89.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201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256" calcext:value-type="float">
            <text:p>89.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201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824" calcext:value-type="float">
            <text:p>88.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201</text:p>
          </table:table-cell>
          <table:table-cell office:value-type="string" calcext:value-type="string">
            <text:p>2018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8496" calcext:value-type="float">
            <text:p>87.7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201</text:p>
          </table:table-cell>
          <table:table-cell office:value-type="string" calcext:value-type="string">
            <text:p>201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2144" calcext:value-type="float">
            <text:p>87.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201</text:p>
          </table:table-cell>
          <table:table-cell office:value-type="string" calcext:value-type="string">
            <text:p>201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0232" calcext:value-type="float">
            <text:p>87.2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201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19088" calcext:value-type="float">
            <text:p>82.6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201</text:p>
          </table:table-cell>
          <table:table-cell office:value-type="string" calcext:value-type="string">
            <text:p>2007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2896" calcext:value-type="float">
            <text:p>84.8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201</text:p>
          </table:table-cell>
          <table:table-cell office:value-type="string" calcext:value-type="string">
            <text:p>200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7744" calcext:value-type="float">
            <text:p>80.2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201</text:p>
          </table:table-cell>
          <table:table-cell office:value-type="string" calcext:value-type="string">
            <text:p>200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6512" calcext:value-type="float">
            <text:p>80.2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201</text:p>
          </table:table-cell>
          <table:table-cell office:value-type="string" calcext:value-type="string">
            <text:p>200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316" calcext:value-type="float">
            <text:p>78.6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201</text:p>
          </table:table-cell>
          <table:table-cell office:value-type="string" calcext:value-type="string">
            <text:p>200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8488" calcext:value-type="float">
            <text:p>81.6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201</text:p>
          </table:table-cell>
          <table:table-cell office:value-type="string" calcext:value-type="string">
            <text:p>199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128" calcext:value-type="float">
            <text:p>78.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201</text:p>
          </table:table-cell>
          <table:table-cell office:value-type="string" calcext:value-type="string">
            <text:p>199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016" calcext:value-type="float">
            <text:p>73.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201</text:p>
          </table:table-cell>
          <table:table-cell office:value-type="string" calcext:value-type="string">
            <text:p>199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0808" calcext:value-type="float">
            <text:p>73.5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201</text:p>
          </table:table-cell>
          <table:table-cell office:value-type="string" calcext:value-type="string">
            <text:p>199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4672" calcext:value-type="float">
            <text:p>73.1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201</text:p>
          </table:table-cell>
          <table:table-cell office:value-type="string" calcext:value-type="string">
            <text:p>199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1168" calcext:value-type="float">
            <text:p>72.5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201</text:p>
          </table:table-cell>
          <table:table-cell office:value-type="string" calcext:value-type="string">
            <text:p>199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3216" calcext:value-type="float">
            <text:p>72.2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201</text:p>
          </table:table-cell>
          <table:table-cell office:value-type="string" calcext:value-type="string">
            <text:p>199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201</text:p>
          </table:table-cell>
          <table:table-cell office:value-type="string" calcext:value-type="string">
            <text:p>198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432" calcext:value-type="float">
            <text:p>72.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201</text:p>
          </table:table-cell>
          <table:table-cell office:value-type="string" calcext:value-type="string">
            <text:p>1987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956" calcext:value-type="float">
            <text:p>72.6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201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201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